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imsun" svg:font-family="Simsu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P4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T1" style:family="text">
      <style:text-properties officeooo:rsid="000559b7"/>
    </style:style>
    <style:style style:name="T2" style:family="text">
      <style:text-properties officeooo:rsid="0005c936"/>
    </style:style>
    <style:style style:name="T3" style:family="text">
      <style:text-properties officeooo:rsid="002c9643"/>
    </style:style>
    <style:style style:name="T4" style:family="text">
      <style:text-properties officeooo:rsid="002e20f8"/>
    </style:style>
    <style:style style:name="T5" style:family="text">
      <style:text-properties officeooo:rsid="002f4949"/>
    </style:style>
    <style:style style:name="T6" style:family="text">
      <style:text-properties officeooo:rsid="002faabd"/>
    </style:style>
    <style:style style:name="T7" style:family="text">
      <style:text-properties officeooo:rsid="0032632e"/>
    </style:style>
    <style:style style:name="T8" style:family="text">
      <style:text-properties officeooo:rsid="00342d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总计</text:h>
      <text:list xml:id="list5756825184094016256" text:style-name="L1">
        <text:list-item>
          <text:p text:style-name="P1">本月自己处理的ticket总字数有：<text:span text:style-name="T3">[</text:span><text:span text:style-name="T8">2020</text:span><text:span text:style-name="T3">]</text:span></text:p>
        </text:list-item>
        <text:list-item>
          <text:p text:style-name="P1">本月热心帮助的ticket总字数有：<text:span text:style-name="T4">[</text:span><text:span text:style-name="T8">479</text:span><text:span text:style-name="T4">]</text:span></text:p>
        </text:list-item>
        <text:list-item>
          <text:p text:style-name="P1">本月贡献的wiki总字数有：<text:span text:style-name="T4">[</text:span><text:span text:style-name="T7">0</text:span><text:span text:style-name="T4">]</text:span></text:p>
        </text:list-item>
        <text:list-item>
          <text:p text:style-name="P1">本月贡献的wiki代码数有：<text:span text:style-name="T5">[</text:span>0<text:span text:style-name="T5">]</text:span></text:p>
        </text:list-item>
        <text:list-item>
          <text:p text:style-name="P1">本月贡献的有效代码行数有：<text:span text:style-name="T5">[</text:span><text:span text:style-name="T8">5212</text:span><text:span text:style-name="T5">]</text:span></text:p>
        </text:list-item>
        <text:list-item>
          <text:p text:style-name="P1">本月跟踪fixed的bug帖子数量：<text:span text:style-name="T5">[</text:span>0<text:span text:style-name="T5">]</text:span></text:p>
        </text:list-item>
        <text:list-item>
          <text:p text:style-name="P1">满足需求并稳定使用了超过三个月的功能代码：<text:span text:style-name="T5">[</text:span>0<text:span text:style-name="T5">]</text:span></text:p>
        </text:list-item>
        <text:list-item>
          <text:p text:style-name="P1">所有组员的平均代码行数：<text:span text:style-name="T6">[</text:span>0<text:span text:style-name="T6">]</text:span></text:p>
        </text:list-item>
      </text:list>
      <text:h text:style-name="Heading_20_1" text:outline-level="1">详细信息</text:h>
      <text:list xml:id="list41346176" text:continue-numbering="true" text:style-name="L1">
        <text:list-item>
          <text:list>
            <text:list-item>
              <text:p text:style-name="P2">功能代码加成</text:p>
              <text:list>
                <text:list-item>
                  <text:p text:style-name="P2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2">xxxx <text:s text:c="14"/>xxxx/xxxxx/xxxxx/xxxx.xxx</text:p>
                    </text:list-item>
                    <text:list-item>
                      <text:p text:style-name="P2"><text:span text:style-name="T1">1234<text:tab/><text:tab/>a/b/c/d<text:tab/><text:tab/><text:tab/><text:tab/></text:span><text:span text:style-name="T2">4321</text:span></text:p>
                    </text:list-item>
                  </text:list>
                </text:list-item>
              </text:list>
            </text:list-item>
            <text:list-item>
              <text:p text:style-name="P3">组员代码加成</text:p>
              <text:list>
                <text:list-item>
                  <text:p text:style-name="P2"><text:s text:c="2"/>组员姓名 <text:s/>| <text:s text:c="2"/>组员有效代码行数 <text:s/></text:p>
                  <text:list>
                    <text:list-item>
                      <text:p text:style-name="P2">xxx <text:s text:c="15"/>xxxx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imsun" svg:font-family="Simsu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10-31T21:18:34.87</dc:date>
    <meta:editing-duration>PT4H20M55S</meta:editing-duration>
    <meta:editing-cycles>101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7" meta:word-count="182" meta:character-count="342" meta:non-whitespace-character-count="272"/>
  </office:meta>
</office:document-meta>
</file>